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613472394411488944"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1949616253005962087"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7826786615767110013"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1253914184049804883"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559764842430989445"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2263713549572196901"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8463074193150011702"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4459686043384178811"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4338903" text:continue-list="list8463074193150011702"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248433439687853632"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316379"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338137"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4346443"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4341793"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341971"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7839574198030050091"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169909196920056575"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274801272196600438"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323685"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924749961162430017"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944916444887129692"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294595046359613030" text:style-name="L15">
        <text:list-item>
          <text:list>
            <text:list-header>
              <text:p text:style-name="P184">1.5 miles averaging about 9:40/mile and rest 1 min</text:p>
            </text:list-header>
          </text:list>
        </text:list-item>
      </text:list>
      <text:p text:style-name="P24">1 mile in 8:26 and rest 2 min</text:p>
      <text:list xml:id="list7439182910063251430"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895512091566478357"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331196"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4253384091307808903"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812948764321738202"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3946967015421513938"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4345100" text:continue-list="list3812948764321738202" text:style-name="L19">
        <text:list-item>
          <text:list>
            <text:list-header>
              <text:p text:style-name="P188">(Pace*HR)=1240</text:p>
            </text:list-header>
          </text:list>
        </text:list-item>
      </text:list>
      <text:list xml:id="list34333191" text:continue-list="list4253384091307808903" text:style-name="L18">
        <text:list-item>
          <text:list>
            <text:list-header>
              <text:p text:style-name="P187">2 miles at 10:46/mile Ave HR= 121 bpm and rest a few minutes</text:p>
            </text:list-header>
          </text:list>
        </text:list-item>
      </text:list>
      <text:list xml:id="list34337870" text:continue-list="list34345100"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4323843"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9086115111623412999"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937847168725822189"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126547963414203317"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62586761107600362"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86453782354052232"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870842042170839617"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4334032"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347511"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133457034347578644"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632963652852553823"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549987440303007111"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203512736235500756"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48405598435524222"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739107564662426700" text:style-name="L32">
        <text:list-item>
          <text:list>
            <text:list-header>
              <text:p text:style-name="P198">0.25 miles in 2:54</text:p>
              <text:p text:style-name="P198">1 mile in 9:21 going faster as I ran and ending at around 8:30 pace</text:p>
            </text:list-header>
          </text:list>
        </text:list-item>
      </text:list>
      <text:list xml:id="list957481664617743143"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320732496430718906"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619061680744421567"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82954576825632750"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241968212713964842"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8035761456568267575"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ext:p>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text:soft-page-break/>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414767794629691157"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ext:soft-page-break/>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oft-page-break/><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8-27T14:07:30.68</dc:date>
    <dc:creator>James Lombardi</dc:creator>
    <meta:editing-duration>P32DT21H6M43S</meta:editing-duration>
    <meta:editing-cycles>2325</meta:editing-cycles>
    <meta:generator>OpenOffice/4.1.2$Win32 OpenOffice.org_project/412m3$Build-9782</meta:generator>
    <meta:document-statistic meta:table-count="0" meta:image-count="9" meta:object-count="0" meta:page-count="229" meta:paragraph-count="6736" meta:word-count="72029" meta:character-count="368320"/>
  </office:meta>
</office:document-meta>
</file>